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812cm" fo:min-width="0.562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4c7dc" draw:marker-start-width="0.358cm" draw:marker-end-width="0.358cm" draw:fill-color="#b4c7dc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5.89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="線條箭頭_20_2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Long_20_Dash" svg:stroke-width="0.035cm" svg:stroke-color="#000000" draw:marker-start="線條箭頭_20_2" draw:marker-start-width="0.353cm" draw:marker-end="" draw:marker-end-width="0.353cm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1.8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0.494cm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ash" svg:stroke-width="0.081cm" svg:stroke-color="#000000" draw:marker-start-width="0.321cm" draw:marker-end="線條箭頭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2.852cm" fo:min-width="7.37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554cm" fo:min-width="0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832cm" fo:min-width="0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917cm" fo:min-width="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474cm" fo:min-width="0cm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37cm" fo:min-width="0.92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5" style:family="graphic" style:parent-style-name="objectwithoutfill">
      <style:graphic-properties svg:stroke-width="0.081cm" draw:marker-start-width="0.321cm" draw:marker-end="線條箭頭_20_4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9.577cm" fo:min-width="0cm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5.144cm" fo:padding-top="0.178cm" fo:padding-bottom="0.178cm" fo:padding-left="0.303cm" fo:padding-right="0.303cm"/>
    </style:style>
    <style:style style:name="gr32" style:family="graphic" style:parent-style-name="objectwithoutfill">
      <style:graphic-properties draw:stroke="dash" draw:stroke-dash="Dash" svg:stroke-width="0.081cm" svg:stroke-color="#666666" draw:marker-start-width="0.321cm" draw:marker-end="線條箭頭_20_3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31.144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2.744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.544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.494cm" fo:padding-top="0.178cm" fo:padding-bottom="0.178cm" fo:padding-left="0.303cm" fo:padding-right="0.303cm"/>
    </style:style>
    <style:style style:name="gr37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16.14cm" fo:min-width="30.14cm" fo:padding-top="0.165cm" fo:padding-bottom="0.165cm" fo:padding-left="0.29cm" fo:padding-right="0.29cm" loext:glow-color="#000000"/>
    </style:style>
    <style:style style:name="gr38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.5cm" svg:x="6.3cm" svg:y="7.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cm" svg:height="1.5cm" svg:x="15.101cm" svg:y="7.95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8cm" svg:y1="8.7cm" svg:x2="15.101cm" svg:y2="8.701cm" draw:start-shape="id1" draw:start-glue-point="10" draw:end-shape="id2" draw:end-glue-point="6" svg:d="M7800 8700l7301 1" svg:viewBox="0 0 7302 2">
          <text:p/>
        </draw:connector>
        <draw:custom-shape draw:style-name="gr4" draw:text-style-name="P3" draw:layer="layout" svg:width="1.5cm" svg:height="1.5cm" svg:x="10.702cm" svg:y="7.9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1cm" svg:height="3cm" svg:x="6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6cm" svg:y="7cm">
          <draw:text-box>
            <text:p><text:span text:style-name="T1">Node</text:span></text:p>
          </draw:text-box>
        </draw:frame>
        <draw:custom-shape draw:style-name="gr2" draw:text-style-name="P1" xml:id="id3" draw:id="id3" draw:layer="layout" svg:width="1.5cm" svg:height="1.5cm" svg:x="2.3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8cm" svg:y1="13.7cm" svg:x2="6.702cm" svg:y2="13.702cm" draw:start-shape="id3" draw:start-glue-point="10" draw:end-shape="id4" draw:end-glue-point="6" svg:d="M3800 13700l2902 2" svg:viewBox="0 0 2903 3">
          <text:p/>
        </draw:connector>
        <draw:custom-shape draw:style-name="gr2" draw:text-style-name="P1" xml:id="id4" draw:id="id4" draw:layer="layout" svg:width="1.5cm" svg:height="1.5cm" svg:x="6.7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2cm" svg:y="12cm">
          <draw:text-box>
            <text:p><text:span text:style-name="T1">Node</text:span></text:p>
          </draw:text-box>
        </draw:frame>
        <draw:custom-shape draw:style-name="gr2" draw:text-style-name="P1" xml:id="id5" draw:id="id5" draw:layer="layout" svg:width="1.5cm" svg:height="1.5cm" svg:x="9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cm" svg:y1="13.7cm" svg:x2="13.402cm" svg:y2="13.702cm" draw:start-shape="id5" draw:start-glue-point="10" draw:end-shape="id6" draw:end-glue-point="6" svg:d="M10500 13700l2902 2" svg:viewBox="0 0 2903 3">
          <text:p/>
        </draw:connector>
        <draw:custom-shape draw:style-name="gr2" draw:text-style-name="P1" xml:id="id6" draw:id="id6" draw:layer="layout" svg:width="1.5cm" svg:height="1.5cm" svg:x="13.4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8.7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.7cm" svg:y="12cm">
          <draw:text-box>
            <text:p><text:span text:style-name="T1">Node</text:span></text:p>
          </draw:text-box>
        </draw:frame>
        <draw:custom-shape draw:style-name="gr2" draw:text-style-name="P1" xml:id="id7" draw:id="id7" draw:layer="layout" svg:width="1.5cm" svg:height="1.5cm" svg:x="15.7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cm" svg:y1="13.7cm" svg:x2="20.102cm" svg:y2="13.702cm" draw:start-shape="id7" draw:start-glue-point="10" draw:end-shape="id8" draw:end-glue-point="6" svg:d="M17200 13700l2902 2" svg:viewBox="0 0 2903 3">
          <text:p/>
        </draw:connector>
        <draw:custom-shape draw:style-name="gr2" draw:text-style-name="P1" xml:id="id8" draw:id="id8" draw:layer="layout" svg:width="1.5cm" svg:height="1.5cm" svg:x="20.1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5.4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5.4cm" svg:y="12cm">
          <draw:text-box>
            <text:p><text:span text:style-name="T1">Node</text:span></text:p>
          </draw:text-box>
        </draw:frame>
        <draw:line draw:style-name="gr8" draw:text-style-name="P5" draw:layer="layout" svg:x1="5cm" svg:y1="12cm" svg:x2="7cm" svg:y2="9.5cm">
          <text:p/>
        </draw:line>
        <draw:line draw:style-name="gr8" draw:text-style-name="P5" draw:layer="layout" svg:x1="19cm" svg:y1="12cm" svg:x2="16cm" svg:y2="9.5cm">
          <text:p/>
        </draw:line>
        <draw:line draw:style-name="gr8" draw:text-style-name="P5" draw:layer="layout" svg:x1="11.5cm" svg:y1="12cm" svg:x2="11.5cm" svg:y2="9.5cm">
          <text:p/>
        </draw:line>
        <draw:custom-shape draw:style-name="gr2" draw:text-style-name="P1" draw:layer="layout" svg:width="1.5cm" svg:height="1.5cm" svg:x="10.703cm" svg:y="3.4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5cm" svg:y1="5cm" svg:x2="11.5cm" svg:y2="8cm">
          <text:p/>
        </draw:line>
        <draw:line draw:style-name="gr8" draw:text-style-name="P5" draw:layer="layout" svg:x1="7cm" svg:y1="7cm" svg:x2="11.25cm" svg:y2="5cm">
          <text:p/>
        </draw:line>
        <draw:custom-shape draw:style-name="gr5" draw:text-style-name="P2" draw:layer="layout" svg:width="11cm" svg:height="3cm" svg:x="6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6cm" svg:y="2.5cm">
          <draw:text-box>
            <text:p><text:span text:style-name="T1">Node</text:span></text:p>
          </draw:text-box>
        </draw:frame>
      </draw:page>
      <draw:page draw:name="page2" draw:style-name="dp1" draw:master-page-name="Default">
        <draw:custom-shape draw:style-name="gr2" draw:text-style-name="P1" xml:id="id9" draw:id="id9" draw:layer="layout" svg:width="1.5cm" svg:height="1.5cm" svg:x="6.3cm" svg:y="7.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8cm" svg:y1="8.7cm" svg:x2="15.002cm" svg:y2="8.702cm" draw:start-shape="id9" draw:start-glue-point="10" draw:end-shape="id10" draw:end-glue-point="6" svg:d="M7800 8700l7202 2" svg:viewBox="0 0 7203 3">
          <text:p/>
        </draw:connector>
        <draw:custom-shape draw:style-name="gr10" draw:text-style-name="P2" draw:layer="layout" svg:width="12.5cm" svg:height="3cm" svg:x="6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6cm" svg:y="7cm">
          <draw:text-box>
            <text:p><text:span text:style-name="T1">Node</text:span></text:p>
          </draw:text-box>
        </draw:frame>
        <draw:custom-shape draw:style-name="gr2" draw:text-style-name="P1" xml:id="id11" draw:id="id11" draw:layer="layout" svg:width="1.5cm" svg:height="1.5cm" svg:x="2.3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8cm" svg:y1="13.7cm" svg:x2="6.702cm" svg:y2="13.702cm" draw:start-shape="id11" draw:start-glue-point="10" draw:end-shape="id12" draw:end-glue-point="6" svg:d="M3800 13700l2902 2" svg:viewBox="0 0 2903 3">
          <text:p/>
        </draw:connector>
        <draw:custom-shape draw:style-name="gr2" draw:text-style-name="P1" xml:id="id12" draw:id="id12" draw:layer="layout" svg:width="1.5cm" svg:height="1.5cm" svg:x="6.7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2cm" svg:y="12cm">
          <draw:text-box>
            <text:p><text:span text:style-name="T1">Node</text:span></text:p>
          </draw:text-box>
        </draw:frame>
        <draw:custom-shape draw:style-name="gr2" draw:text-style-name="P1" xml:id="id13" draw:id="id13" draw:layer="layout" svg:width="1.5cm" svg:height="1.5cm" svg:x="9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cm" svg:y1="13.7cm" svg:x2="13.402cm" svg:y2="13.702cm" draw:start-shape="id13" draw:start-glue-point="10" draw:end-shape="id14" draw:end-glue-point="6" svg:d="M10500 13700l2902 2" svg:viewBox="0 0 2903 3">
          <text:p/>
        </draw:connector>
        <draw:custom-shape draw:style-name="gr2" draw:text-style-name="P1" xml:id="id14" draw:id="id14" draw:layer="layout" svg:width="1.5cm" svg:height="1.5cm" svg:x="13.4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8.7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.7cm" svg:y="12cm">
          <draw:text-box>
            <text:p><text:span text:style-name="T1">Node</text:span></text:p>
          </draw:text-box>
        </draw:frame>
        <draw:custom-shape draw:style-name="gr2" draw:text-style-name="P1" xml:id="id15" draw:id="id15" draw:layer="layout" svg:width="1.5cm" svg:height="1.5cm" svg:x="15.7cm" svg:y="12.9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cm" svg:y1="13.7cm" svg:x2="24.603cm" svg:y2="13.703cm" draw:start-shape="id15" draw:start-glue-point="10" draw:end-shape="id16" draw:end-glue-point="6" svg:d="M17200 13700l7403 3" svg:viewBox="0 0 7404 4">
          <text:p/>
        </draw:connector>
        <draw:custom-shape draw:style-name="gr4" draw:text-style-name="P3" xml:id="id17" draw:id="id17" draw:layer="layout" svg:width="1.5cm" svg:height="1.5cm" svg:x="20.102cm" svg:y="12.9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1cm" svg:height="3cm" svg:x="15.4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5.4cm" svg:y="12cm">
          <draw:text-box>
            <text:p><text:span text:style-name="T1">Node</text:span></text:p>
          </draw:text-box>
        </draw:frame>
        <draw:line draw:style-name="gr8" draw:text-style-name="P5" draw:layer="layout" svg:x1="5cm" svg:y1="12cm" svg:x2="7cm" svg:y2="9.5cm">
          <text:p/>
        </draw:line>
        <draw:line draw:style-name="gr8" draw:text-style-name="P5" draw:layer="layout" svg:x1="21cm" svg:y1="12cm" svg:x2="11.25cm" svg:y2="9.5cm">
          <text:p/>
        </draw:line>
        <draw:line draw:style-name="gr8" draw:text-style-name="P5" draw:layer="layout" svg:x1="11.5cm" svg:y1="12cm" svg:x2="9.25cm" svg:y2="9.5cm">
          <text:p/>
        </draw:line>
        <draw:custom-shape draw:style-name="gr2" draw:text-style-name="P1" draw:layer="layout" svg:width="1.5cm" svg:height="1.5cm" svg:x="8.203cm" svg:y="3.4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cm" svg:y1="7cm" svg:x2="9cm" svg:y2="5cm">
          <text:p/>
        </draw:line>
        <draw:custom-shape draw:style-name="gr2" draw:text-style-name="P1" xml:id="id16" draw:id="id16" draw:layer="layout" svg:width="1.5cm" svg:height="1.5cm" svg:x="24.603cm" svg:y="12.95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6cm" svg:y="2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6cm" svg:y="2.6cm">
          <draw:text-box>
            <text:p><text:span text:style-name="T1">Node</text:span></text:p>
          </draw:text-box>
        </draw:frame>
        <draw:custom-shape draw:style-name="gr2" draw:text-style-name="P1" xml:id="id10" draw:id="id10" draw:layer="layout" svg:width="1.5cm" svg:height="1.5cm" svg:x="15.002cm" svg:y="7.9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701cm" svg:y="7.95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svg:x1="21.383cm" svg:y1="13.171cm" svg:x2="16.283cm" svg:y2="8.171cm" draw:start-shape="id17" draw:start-glue-point="11" draw:end-shape="id10" draw:end-glue-point="11" svg:d="M21383 13171c0-3334-1700-5000-5100-5000" svg:viewBox="0 0 5101 5001">
          <text:p/>
        </draw:connector>
        <draw:custom-shape draw:style-name="gr13" draw:text-style-name="P2" draw:layer="layout" svg:width="11.25cm" svg:height="4.5cm" svg:x="8.7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85cm" svg:height="1cm" svg:x="16.9cm" svg:y="15.4cm">
          <draw:text-box>
            <text:p><text:span text:style-name="T1">difficult to combine</text:span></text:p>
          </draw:text-box>
        </draw:frame>
      </draw:page>
      <draw:page draw:name="page3" draw:style-name="dp1" draw:master-page-name="Default">
        <draw:custom-shape draw:style-name="gr2" draw:text-style-name="P1" xml:id="id18" draw:id="id18" draw:layer="layout" svg:width="1.5cm" svg:height="1.5cm" svg:x="1.6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18" draw:start-glue-point="10" draw:end-shape="id19" draw:end-glue-point="6" svg:d="M3100 8700l2902 2" svg:viewBox="0 0 2903 3">
          <text:p/>
        </draw:connector>
        <draw:custom-shape draw:style-name="gr2" draw:text-style-name="P1" xml:id="id19" draw:id="id19" draw:layer="layout" svg:width="1.5cm" svg:height="1.5cm" svg:x="6.0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.3cm" svg:y="7cm">
          <draw:text-box>
            <text:p><text:span text:style-name="T1">Node</text:span></text:p>
          </draw:text-box>
        </draw:frame>
        <draw:custom-shape draw:style-name="gr2" draw:text-style-name="P1" xml:id="id20" draw:id="id20" draw:layer="layout" svg:width="1.5cm" svg:height="1.5cm" svg:x="8.4cm" svg:y="4.6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20" draw:start-glue-point="10" draw:end-shape="id21" draw:end-glue-point="6" svg:d="M9900 5400l2902 2" svg:viewBox="0 0 2903 3">
          <text:p/>
        </draw:connector>
        <draw:custom-shape draw:style-name="gr2" draw:text-style-name="P1" xml:id="id21" draw:id="id21" draw:layer="layout" svg:width="1.5cm" svg:height="1.5cm" svg:x="12.802cm" svg:y="4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5" draw:id="id25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.1cm" svg:y="3.7cm">
          <draw:text-box>
            <text:p><text:span text:style-name="T1">Node</text:span></text:p>
          </draw:text-box>
        </draw:frame>
        <draw:custom-shape draw:style-name="gr2" draw:text-style-name="P1" xml:id="id22" draw:id="id22" draw:layer="layout" svg:width="1.5cm" svg:height="1.5cm" svg:x="15.2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7cm" svg:y1="8.7cm" svg:x2="19.602cm" svg:y2="8.702cm" draw:start-shape="id22" draw:start-glue-point="10" draw:end-shape="id23" draw:end-glue-point="6" svg:d="M16700 8700l2902 2" svg:viewBox="0 0 2903 3">
          <text:p/>
        </draw:connector>
        <draw:custom-shape draw:style-name="gr2" draw:text-style-name="P1" xml:id="id23" draw:id="id23" draw:layer="layout" svg:width="1.5cm" svg:height="1.5cm" svg:x="19.6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9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6.6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5cm" svg:y1="7.55cm" svg:x2="13.873cm" svg:y2="6.004cm">
          <text:p/>
        </draw:line>
        <draw:frame draw:style-name="gr6" draw:text-style-name="P4" xml:id="id24" draw:id="id24" draw:layer="layout" svg:width="2.25cm" svg:height="1cm" svg:x="14.9cm" svg:y="7cm">
          <draw:text-box>
            <text:p><text:span text:style-name="T1">Node</text:span></text:p>
          </draw:text-box>
        </draw:frame>
        <draw:connector draw:style-name="gr12" draw:text-style-name="P2" draw:layer="layout" draw:type="curve" svg:x1="16.025cm" svg:y1="7cm" svg:x2="14.6cm" svg:y2="5.2cm" draw:start-shape="id24" draw:end-shape="id25" svg:d="M16025 7000c0-1200-475-1800-1425-1800" svg:viewBox="0 0 1426 1801">
          <text:p/>
        </draw:connector>
        <draw:custom-shape draw:style-name="gr14" draw:text-style-name="P5" draw:layer="layout" svg:width="0.75cm" svg:height="3.5cm" svg:x="4.151cm" svg:y="11.9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7" draw:layer="layout" svg:width="2.9cm" svg:height="1cm" svg:x="4.6cm" svg:y="13.1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1.299cm 11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3cm" svg:height="3.5cm" svg:x="3cm" svg:y="15.75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7" draw:layer="layout" svg:width="2.05cm" svg:height="1cm" svg:x="3.7cm" svg:y="10.2cm">
          <draw:text-box>
            <text:p text:style-name="P6"><text:span text:style-name="T1">slice</text:span></text:p>
          </draw:text-box>
        </draw:frame>
        <draw:custom-shape draw:style-name="gr19" draw:text-style-name="P5" draw:layer="layout" svg:width="0.75cm" svg:height="3.5cm" svg:x="17.851cm" svg:y="11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7" draw:layer="layout" svg:width="2.9cm" svg:height="1cm" svg:x="18.3cm" svg:y="13.121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14.999cm 11.5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3cm" svg:height="3.5cm" svg:x="16.7cm" svg:y="15.771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7" draw:layer="layout" svg:width="2.05cm" svg:height="1cm" svg:x="17.4cm" svg:y="10.221cm">
          <draw:text-box>
            <text:p text:style-name="P6"><text:span text:style-name="T1">slice</text:span></text:p>
          </draw:text-box>
        </draw:frame>
        <draw:custom-shape draw:style-name="gr19" draw:text-style-name="P5" draw:layer="layout" svg:width="0.75cm" svg:height="3.5cm" svg:x="10.951cm" svg:y="8.3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7" draw:layer="layout" svg:width="2.9cm" svg:height="1cm" svg:x="11.4cm" svg:y="9.542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8.099cm 7.9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3cm" svg:height="3.5cm" svg:x="9.8cm" svg:y="12.192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7" draw:layer="layout" svg:width="2.05cm" svg:height="1cm" svg:x="10.5cm" svg:y="6.642cm">
          <draw:text-box>
            <text:p text:style-name="P6"><text:span text:style-name="T1">slice</text:span></text:p>
          </draw:text-box>
        </draw:frame>
      </draw:page>
      <draw:page draw:name="page4" draw:style-name="dp1" draw:master-page-name="Default">
        <draw:custom-shape draw:style-name="gr2" draw:text-style-name="P1" xml:id="id26" draw:id="id26" draw:layer="layout" svg:width="1.5cm" svg:height="1.5cm" svg:x="1.6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26" draw:start-glue-point="10" draw:end-shape="id27" draw:end-glue-point="6" svg:d="M3100 8700l2902 2" svg:viewBox="0 0 2903 3">
          <text:p/>
        </draw:connector>
        <draw:custom-shape draw:style-name="gr2" draw:text-style-name="P1" xml:id="id27" draw:id="id27" draw:layer="layout" svg:width="1.5cm" svg:height="1.5cm" svg:x="6.0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.3cm" svg:y="7cm">
          <draw:text-box>
            <text:p><text:span text:style-name="T1">Node</text:span></text:p>
          </draw:text-box>
        </draw:frame>
        <draw:custom-shape draw:style-name="gr2" draw:text-style-name="P1" xml:id="id28" draw:id="id28" draw:layer="layout" svg:width="1.5cm" svg:height="1.5cm" svg:x="8.4cm" svg:y="4.6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28" draw:start-glue-point="10" draw:end-shape="id29" draw:end-glue-point="6" svg:d="M9900 5400l2902 2" svg:viewBox="0 0 2903 3">
          <text:p/>
        </draw:connector>
        <draw:custom-shape draw:style-name="gr2" draw:text-style-name="P1" xml:id="id29" draw:id="id29" draw:layer="layout" svg:width="1.5cm" svg:height="1.5cm" svg:x="12.802cm" svg:y="4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3" draw:id="id33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.1cm" svg:y="3.7cm">
          <draw:text-box>
            <text:p><text:span text:style-name="T1">Node</text:span></text:p>
          </draw:text-box>
        </draw:frame>
        <draw:custom-shape draw:style-name="gr2" draw:text-style-name="P1" xml:id="id30" draw:id="id30" draw:layer="layout" svg:width="1.5cm" svg:height="1.5cm" svg:x="15.2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7cm" svg:y1="8.7cm" svg:x2="19.602cm" svg:y2="8.702cm" draw:start-shape="id30" draw:start-glue-point="10" draw:end-shape="id31" draw:end-glue-point="6" svg:d="M16700 8700l2902 2" svg:viewBox="0 0 2903 3">
          <text:p/>
        </draw:connector>
        <draw:custom-shape draw:style-name="gr2" draw:text-style-name="P1" xml:id="id31" draw:id="id31" draw:layer="layout" svg:width="1.5cm" svg:height="1.5cm" svg:x="19.6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9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6.6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5cm" svg:y1="7.55cm" svg:x2="13.873cm" svg:y2="6.004cm">
          <text:p/>
        </draw:line>
        <draw:frame draw:style-name="gr6" draw:text-style-name="P4" xml:id="id32" draw:id="id32" draw:layer="layout" svg:width="2.25cm" svg:height="1cm" svg:x="14.9cm" svg:y="7cm">
          <draw:text-box>
            <text:p><text:span text:style-name="T1">Node</text:span></text:p>
          </draw:text-box>
        </draw:frame>
        <draw:custom-shape draw:style-name="gr16" draw:text-style-name="P2" draw:layer="layout" svg:width="0.75cm" svg:height="6.5cm" draw:transform="rotate (-1.5707963267949) translate (14.6cm 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draw:layer="layout" svg:width="0.75cm" svg:height="6.5cm" draw:transform="rotate (-1.5707963267949) translate (21.4cm 5.9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3.4cm" svg:height="1cm" svg:x="9.6cm" svg:y="1.5cm">
          <draw:text-box>
            <text:p><text:span text:style-name="T1">5 spaces</text:span></text:p>
          </draw:text-box>
        </draw:frame>
        <draw:frame draw:style-name="gr6" draw:text-style-name="P4" draw:layer="layout" svg:width="3.4cm" svg:height="1cm" svg:x="16.5cm" svg:y="4.9cm">
          <draw:text-box>
            <text:p><text:span text:style-name="T1">0 spaces</text:span></text:p>
          </draw:text-box>
        </draw:frame>
        <draw:connector draw:style-name="gr12" draw:text-style-name="P2" draw:layer="layout" draw:type="curve" svg:x1="16.025cm" svg:y1="7cm" svg:x2="14.6cm" svg:y2="5.2cm" draw:start-shape="id32" draw:end-shape="id33" svg:d="M16025 7000c0-1200-475-1800-1425-1800" svg:viewBox="0 0 1426 1801">
          <text:p/>
        </draw:connector>
        <draw:frame draw:style-name="gr6" draw:text-style-name="P4" draw:layer="layout" svg:width="11cm" svg:height="1cm" svg:x="14.5cm" svg:y="4cm">
          <draw:text-box>
            <text:p><text:span text:style-name="T1">move 2 values to parent node</text:span></text:p>
          </draw:text-box>
        </draw:frame>
        <draw:line draw:style-name="gr25" draw:text-style-name="P2" draw:layer="layout" svg:x1="1.5cm" svg:y1="11.5cm" svg:x2="21.5cm" svg:y2="11.5cm">
          <text:p/>
        </draw:line>
        <draw:line draw:style-name="gr26" draw:text-style-name="P2" draw:layer="layout" svg:x1="7.75cm" svg:y1="10.25cm" svg:x2="7.75cm" svg:y2="12.5cm">
          <text:p/>
        </draw:line>
        <draw:line draw:style-name="gr26" draw:text-style-name="P2" draw:layer="layout" svg:x1="14.75cm" svg:y1="10.25cm" svg:x2="14.75cm" svg:y2="12.5cm">
          <text:p/>
        </draw:line>
        <draw:custom-shape draw:style-name="gr2" draw:text-style-name="P1" draw:layer="layout" svg:width="1.5cm" svg:height="1.5cm" svg:x="8.107cm" svg:y="10.6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908cm" svg:y="10.6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509cm" svg:y="10.6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1cm" svg:y="10.6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9.311cm" svg:y="10.6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.48cm" svg:y1="14.4cm" svg:x2="21.48cm" svg:y2="14.4cm">
          <text:p/>
        </draw:line>
        <draw:line draw:style-name="gr26" draw:text-style-name="P2" draw:layer="layout" svg:x1="7.73cm" svg:y1="13.15cm" svg:x2="7.73cm" svg:y2="15.4cm">
          <text:p/>
        </draw:line>
        <draw:line draw:style-name="gr26" draw:text-style-name="P2" draw:layer="layout" svg:x1="14.73cm" svg:y1="13.15cm" svg:x2="14.73cm" svg:y2="15.4cm">
          <text:p/>
        </draw:line>
        <draw:custom-shape draw:style-name="gr2" draw:text-style-name="P1" draw:layer="layout" svg:width="1.5cm" svg:height="1.5cm" svg:x="7.887cm" svg:y="13.5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588cm" svg:y="13.5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89cm" svg:y="13.5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9cm" svg:y="13.5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9.291cm" svg:y="13.5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6.8cm" svg:height="1cm" svg:x="21.7cm" svg:y="11cm">
          <draw:text-box>
            <text:p><text:span text:style-name="T1">before</text:span></text:p>
          </draw:text-box>
        </draw:frame>
        <draw:frame draw:style-name="gr6" draw:text-style-name="P4" draw:layer="layout" svg:width="6.8cm" svg:height="1cm" svg:x="21.7cm" svg:y="13.9cm">
          <draw:text-box>
            <text:p><text:span text:style-name="T1">after 2 values</text:span></text:p>
          </draw:text-box>
        </draw:frame>
      </draw:page>
      <draw:page draw:name="page5" draw:style-name="dp1" draw:master-page-name="Default">
        <draw:custom-shape draw:style-name="gr2" draw:text-style-name="P1" xml:id="id34" draw:id="id34" draw:layer="layout" svg:width="1.5cm" svg:height="1.5cm" svg:x="1.6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34" draw:start-glue-point="10" draw:end-shape="id35" draw:end-glue-point="6" svg:d="M3100 8700l2902 2" svg:viewBox="0 0 2903 3">
          <text:p/>
        </draw:connector>
        <draw:custom-shape draw:style-name="gr2" draw:text-style-name="P1" xml:id="id35" draw:id="id35" draw:layer="layout" svg:width="1.5cm" svg:height="1.5cm" svg:x="6.0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.3cm" svg:y="7cm">
          <draw:text-box>
            <text:p><text:span text:style-name="T1">Node</text:span></text:p>
          </draw:text-box>
        </draw:frame>
        <draw:custom-shape draw:style-name="gr2" draw:text-style-name="P1" xml:id="id36" draw:id="id36" draw:layer="layout" svg:width="1.5cm" svg:height="1.5cm" svg:x="8.4cm" svg:y="4.6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36" draw:start-glue-point="10" draw:end-shape="id37" draw:end-glue-point="6" svg:d="M9900 5400l2902 2" svg:viewBox="0 0 2903 3">
          <text:p/>
        </draw:connector>
        <draw:custom-shape draw:style-name="gr2" draw:text-style-name="P1" xml:id="id37" draw:id="id37" draw:layer="layout" svg:width="1.5cm" svg:height="1.5cm" svg:x="12.802cm" svg:y="4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2" draw:id="id42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.1cm" svg:y="3.7cm">
          <draw:text-box>
            <text:p><text:span text:style-name="T1">Node</text:span></text:p>
          </draw:text-box>
        </draw:frame>
        <draw:custom-shape draw:style-name="gr7" draw:text-style-name="P2" xml:id="id41" draw:id="id41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5cm" svg:y1="7.55cm" svg:x2="13.873cm" svg:y2="6.004cm">
          <text:p/>
        </draw:line>
        <draw:frame draw:style-name="gr6" draw:text-style-name="P4" draw:layer="layout" svg:width="4cm" svg:height="1cm" svg:x="16.5cm" svg:y="7cm">
          <draw:text-box>
            <text:p><text:span text:style-name="T1">New Node</text:span></text:p>
          </draw:text-box>
        </draw:frame>
        <draw:line draw:style-name="gr25" draw:text-style-name="P2" draw:layer="layout" svg:x1="8.6cm" svg:y1="16cm" svg:x2="28.6cm" svg:y2="16cm">
          <text:p/>
        </draw:line>
        <draw:line draw:style-name="gr26" draw:text-style-name="P2" draw:layer="layout" svg:x1="14.85cm" svg:y1="14.75cm" svg:x2="14.85cm" svg:y2="17cm">
          <text:p/>
        </draw:line>
        <draw:line draw:style-name="gr26" draw:text-style-name="P2" draw:layer="layout" svg:x1="21.85cm" svg:y1="14.75cm" svg:x2="21.85cm" svg:y2="17cm">
          <text:p/>
        </draw:line>
        <draw:custom-shape draw:style-name="gr2" draw:text-style-name="P1" draw:layer="layout" svg:width="1.5cm" svg:height="1.5cm" svg:x="11.107cm" svg:y="15.1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3.008cm" svg:y="15.1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2.609cm" svg:y="15.1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31cm" svg:y="15.1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6.411cm" svg:y="15.1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8.58cm" svg:y1="18.9cm" svg:x2="28.58cm" svg:y2="18.9cm">
          <text:p/>
        </draw:line>
        <draw:line draw:style-name="gr26" draw:text-style-name="P2" draw:layer="layout" svg:x1="14.83cm" svg:y1="17.65cm" svg:x2="14.83cm" svg:y2="19.9cm">
          <text:p/>
        </draw:line>
        <draw:line draw:style-name="gr26" draw:text-style-name="P2" draw:layer="layout" svg:x1="21.83cm" svg:y1="17.65cm" svg:x2="21.83cm" svg:y2="19.9cm">
          <text:p/>
        </draw:line>
        <draw:custom-shape draw:style-name="gr2" draw:text-style-name="P1" draw:layer="layout" svg:width="1.5cm" svg:height="1.5cm" svg:x="26.391cm" svg:y="18.0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6.8cm" svg:height="1cm" svg:x="6.25cm" svg:y="15.5cm">
          <draw:text-box>
            <text:p><text:span text:style-name="T1">before</text:span></text:p>
          </draw:text-box>
        </draw:frame>
        <draw:frame draw:style-name="gr6" draw:text-style-name="P4" draw:layer="layout" svg:width="8.8cm" svg:height="1cm" svg:x="0.95cm" svg:y="17.9cm">
          <draw:text-box>
            <text:p><text:span text:style-name="T1">after insert an empty node</text:span></text:p>
          </draw:text-box>
        </draw:frame>
        <draw:custom-shape draw:style-name="gr2" draw:text-style-name="P1" xml:id="id38" draw:id="id38" draw:layer="layout" svg:width="1.5cm" svg:height="1.5cm" svg:x="22.2cm" svg:y="11.4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3.7cm" svg:y1="12.2cm" svg:x2="26.602cm" svg:y2="12.202cm" draw:start-shape="id38" draw:start-glue-point="10" draw:end-shape="id39" draw:end-glue-point="6" svg:d="M23700 12200l2902 2" svg:viewBox="0 0 2903 3">
          <text:p/>
        </draw:connector>
        <draw:custom-shape draw:style-name="gr2" draw:text-style-name="P1" xml:id="id39" draw:id="id39" draw:layer="layout" svg:width="1.5cm" svg:height="1.5cm" svg:x="26.602cm" svg:y="11.4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6.5cm" svg:height="3cm" svg:x="21.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22.904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3.605cm" svg:y="1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206cm" svg:y="1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21.9cm" svg:y="10.5cm">
          <draw:text-box>
            <text:p><text:span text:style-name="T1">Node</text:span></text:p>
          </draw:text-box>
        </draw:frame>
        <draw:line draw:style-name="gr8" draw:text-style-name="P5" draw:layer="layout" svg:x1="22.369cm" svg:y1="10.814cm" svg:x2="20.742cm" svg:y2="9.268cm">
          <text:p/>
        </draw:line>
        <draw:connector draw:style-name="gr12" draw:text-style-name="P2" draw:layer="layout" draw:type="curve" svg:x1="21.9cm" svg:y1="12cm" svg:x2="18.15cm" svg:y2="10cm" draw:start-shape="id40" draw:end-shape="id41" draw:end-glue-point="2" svg:d="M21900 12000c-2500 0-3750-666-3750-2000" svg:viewBox="0 0 3751 2001">
          <text:p/>
        </draw:connector>
        <draw:connector draw:style-name="gr12" draw:text-style-name="P2" draw:layer="layout" draw:type="curve" svg:x1="14.6cm" svg:y1="5.2cm" svg:x2="18.15cm" svg:y2="7cm" draw:start-shape="id42" draw:start-glue-point="1" draw:end-shape="id41" draw:end-glue-point="0" svg:d="M14600 5200c2367 0 3550 600 3550 1800" svg:viewBox="0 0 3551 1801">
          <text:p/>
        </draw:connector>
        <draw:frame draw:style-name="gr27" draw:text-style-name="P4" draw:layer="layout" svg:width="8.5cm" svg:height="1.05cm" svg:x="15.5cm" svg:y="4.45cm">
          <draw:text-box>
            <text:p><text:span text:style-name="T1">move 1 value to next node</text:span></text:p>
          </draw:text-box>
        </draw:frame>
        <draw:frame draw:style-name="gr28" draw:text-style-name="P4" draw:layer="layout" svg:width="9.1cm" svg:height="0.962cm" svg:x="10.4cm" svg:y="11.35cm">
          <draw:text-box>
            <text:p><text:span text:style-name="T1">move 1 value to parent node</text:span></text:p>
          </draw:text-box>
        </draw:frame>
        <draw:custom-shape draw:style-name="gr2" draw:text-style-name="P1" draw:layer="layout" svg:width="1.5cm" svg:height="1.5cm" svg:x="15.109cm" svg:y="18.05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108cm" svg:y="18.0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01cm" svg:y="18.06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311cm" svg:y="18.06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1" xml:id="id43" draw:id="id43" draw:layer="layout" svg:width="1.5cm" svg:height="1.5cm" svg:x="3.3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8cm" svg:y1="8.7cm" svg:x2="7.702cm" svg:y2="8.702cm" draw:start-shape="id43" draw:start-glue-point="10" draw:end-shape="id44" draw:end-glue-point="6" svg:d="M4800 8700l2902 2" svg:viewBox="0 0 2903 3">
          <text:p/>
        </draw:connector>
        <draw:custom-shape draw:style-name="gr2" draw:text-style-name="P1" xml:id="id44" draw:id="id44" draw:layer="layout" svg:width="1.5cm" svg:height="1.5cm" svg:x="7.7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1" draw:id="id51" draw:layer="layout" svg:width="6.5cm" svg:height="3cm" svg:x="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3cm" svg:y="7cm">
          <draw:text-box>
            <text:p><text:span text:style-name="T1">Node</text:span></text:p>
          </draw:text-box>
        </draw:frame>
        <draw:custom-shape draw:style-name="gr2" draw:text-style-name="P1" xml:id="id45" draw:id="id45" draw:layer="layout" svg:width="1.5cm" svg:height="1.5cm" svg:x="10.1cm" svg:y="4.6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6cm" svg:y1="5.4cm" svg:x2="14.502cm" svg:y2="5.402cm" draw:start-shape="id45" draw:start-glue-point="10" draw:end-shape="id46" draw:end-glue-point="6" svg:d="M11600 5400l2902 2" svg:viewBox="0 0 2903 3">
          <text:p/>
        </draw:connector>
        <draw:custom-shape draw:style-name="gr2" draw:text-style-name="P1" xml:id="id46" draw:id="id46" draw:layer="layout" svg:width="1.5cm" svg:height="1.5cm" svg:x="14.502cm" svg:y="4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0" draw:id="id50" draw:layer="layout" svg:width="6.5cm" svg:height="3cm" svg:x="9.8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9.8cm" svg:y="3.7cm">
          <draw:text-box>
            <text:p><text:span text:style-name="T1">Node</text:span></text:p>
          </draw:text-box>
        </draw:frame>
        <draw:custom-shape draw:style-name="gr2" draw:text-style-name="P1" xml:id="id47" draw:id="id47" draw:layer="layout" svg:width="1.5cm" svg:height="1.5cm" svg:x="16.9cm" svg:y="7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8.4cm" svg:y1="8.7cm" svg:x2="21.302cm" svg:y2="8.702cm" draw:start-shape="id47" draw:start-glue-point="10" draw:end-shape="id48" draw:end-glue-point="6" svg:d="M18400 8700l2902 2" svg:viewBox="0 0 2903 3">
          <text:p/>
        </draw:connector>
        <draw:custom-shape draw:style-name="gr2" draw:text-style-name="P1" xml:id="id48" draw:id="id48" draw:layer="layout" svg:width="1.5cm" svg:height="1.5cm" svg:x="21.302cm" svg:y="7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6.6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95cm" svg:y1="7.55cm" svg:x2="10.95cm" svg:y2="6.05cm">
          <text:p/>
        </draw:line>
        <draw:custom-shape draw:style-name="gr2" draw:text-style-name="P1" draw:layer="layout" svg:width="1.5cm" svg:height="1.5cm" svg:x="10.8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5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1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4.0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4.7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5.3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6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3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9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7.2cm" svg:y1="7.55cm" svg:x2="15.573cm" svg:y2="6.004cm">
          <text:p/>
        </draw:line>
        <draw:frame draw:style-name="gr6" draw:text-style-name="P4" xml:id="id49" draw:id="id49" draw:layer="layout" svg:width="2.25cm" svg:height="1cm" svg:x="16.6cm" svg:y="7cm">
          <draw:text-box>
            <text:p><text:span text:style-name="T1">Node</text:span></text:p>
          </draw:text-box>
        </draw:frame>
        <draw:custom-shape draw:style-name="gr16" draw:text-style-name="P2" draw:layer="layout" svg:width="0.75cm" svg:height="6.5cm" draw:transform="rotate (-1.5707963267949) translate (16.3cm 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draw:layer="layout" svg:width="0.75cm" svg:height="6.5cm" draw:transform="rotate (-1.5707963267949) translate (23.1cm 5.9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3.4cm" svg:height="1cm" svg:x="11.3cm" svg:y="1.5cm">
          <draw:text-box>
            <text:p><text:span text:style-name="T1">5 spaces</text:span></text:p>
          </draw:text-box>
        </draw:frame>
        <draw:frame draw:style-name="gr6" draw:text-style-name="P4" draw:layer="layout" svg:width="3.4cm" svg:height="1cm" svg:x="18.2cm" svg:y="4.9cm">
          <draw:text-box>
            <text:p><text:span text:style-name="T1">0 spaces</text:span></text:p>
          </draw:text-box>
        </draw:frame>
        <draw:connector draw:style-name="gr12" draw:text-style-name="P2" draw:layer="layout" draw:type="curve" svg:x1="17.725cm" svg:y1="7cm" svg:x2="16.3cm" svg:y2="5.2cm" draw:start-shape="id49" draw:end-shape="id50" svg:d="M17725 7000c0-1200-475-1800-1425-1800" svg:viewBox="0 0 1426 1801">
          <text:p/>
        </draw:connector>
        <draw:frame draw:style-name="gr6" draw:text-style-name="P4" draw:layer="layout" svg:width="11cm" svg:height="1cm" svg:x="16.2cm" svg:y="4cm">
          <draw:text-box>
            <text:p><text:span text:style-name="T1">move 2 values to parent node</text:span></text:p>
          </draw:text-box>
        </draw:frame>
        <draw:line draw:style-name="gr25" draw:text-style-name="P2" draw:layer="layout" svg:x1="3.2cm" svg:y1="13.2cm" svg:x2="23.2cm" svg:y2="13.2cm">
          <text:p/>
        </draw:line>
        <draw:line draw:style-name="gr26" draw:text-style-name="P2" draw:layer="layout" svg:x1="9.45cm" svg:y1="11.95cm" svg:x2="9.45cm" svg:y2="14.2cm">
          <text:p/>
        </draw:line>
        <draw:line draw:style-name="gr26" draw:text-style-name="P2" draw:layer="layout" svg:x1="16.45cm" svg:y1="11.95cm" svg:x2="16.45cm" svg:y2="14.2cm">
          <text:p/>
        </draw:line>
        <draw:custom-shape draw:style-name="gr2" draw:text-style-name="P1" draw:layer="layout" svg:width="1.5cm" svg:height="1.5cm" svg:x="9.607cm" svg:y="12.3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308cm" svg:y="12.3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9cm" svg:y="12.3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91cm" svg:y="12.3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1.011cm" svg:y="12.3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3.18cm" svg:y1="16.1cm" svg:x2="23.18cm" svg:y2="16.1cm">
          <text:p/>
        </draw:line>
        <draw:line draw:style-name="gr26" draw:text-style-name="P2" draw:layer="layout" svg:x1="9.43cm" svg:y1="14.85cm" svg:x2="9.43cm" svg:y2="17.1cm">
          <text:p/>
        </draw:line>
        <draw:line draw:style-name="gr26" draw:text-style-name="P2" draw:layer="layout" svg:x1="16.43cm" svg:y1="14.85cm" svg:x2="16.43cm" svg:y2="17.1cm">
          <text:p/>
        </draw:line>
        <draw:custom-shape draw:style-name="gr2" draw:text-style-name="P1" draw:layer="layout" svg:width="1.5cm" svg:height="1.5cm" svg:x="9.587cm" svg:y="15.2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88cm" svg:y="15.2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89cm" svg:y="15.2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4.69cm" svg:y="15.2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991cm" svg:y="15.2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6.8cm" svg:height="1cm" svg:x="23cm" svg:y="12.7cm">
          <draw:text-box>
            <text:p><text:span text:style-name="T1">before</text:span></text:p>
          </draw:text-box>
        </draw:frame>
        <draw:frame draw:style-name="gr6" draw:text-style-name="P4" draw:layer="layout" svg:width="6.8cm" svg:height="1cm" svg:x="23cm" svg:y="15.6cm">
          <draw:text-box>
            <text:p><text:span text:style-name="T1">move to parent</text:span></text:p>
          </draw:text-box>
        </draw:frame>
        <draw:connector draw:style-name="gr12" draw:text-style-name="P2" draw:layer="layout" draw:type="curve" svg:x1="9.8cm" svg:y1="5.2cm" svg:x2="6.25cm" svg:y2="7cm" draw:start-shape="id50" draw:start-glue-point="3" draw:end-shape="id51" draw:end-glue-point="0" svg:d="M9800 5200c-2367 0-3550 600-3550 1800" svg:viewBox="0 0 3551 1801">
          <text:p/>
        </draw:connector>
        <draw:frame draw:style-name="gr6" draw:text-style-name="P4" draw:layer="layout" svg:width="9.05cm" svg:height="1cm" svg:x="0.9cm" svg:y="4cm">
          <draw:text-box>
            <text:p><text:span text:style-name="T1">move 2 values to child node</text:span></text:p>
          </draw:text-box>
        </draw:frame>
        <draw:line draw:style-name="gr25" draw:text-style-name="P2" draw:layer="layout" svg:x1="3.16cm" svg:y1="19cm" svg:x2="23.16cm" svg:y2="19cm">
          <text:p/>
        </draw:line>
        <draw:line draw:style-name="gr26" draw:text-style-name="P2" draw:layer="layout" svg:x1="9.41cm" svg:y1="17.75cm" svg:x2="9.41cm" svg:y2="20cm">
          <text:p/>
        </draw:line>
        <draw:line draw:style-name="gr26" draw:text-style-name="P2" draw:layer="layout" svg:x1="16.41cm" svg:y1="17.75cm" svg:x2="16.41cm" svg:y2="20cm">
          <text:p/>
        </draw:line>
        <draw:custom-shape draw:style-name="gr2" draw:text-style-name="P1" draw:layer="layout" svg:width="1.5cm" svg:height="1.5cm" svg:x="5.967cm" svg:y="18.1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68cm" svg:y="18.1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69cm" svg:y="18.1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4.67cm" svg:y="18.1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971cm" svg:y="18.1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6.8cm" svg:height="1cm" svg:x="23cm" svg:y="18.5cm">
          <draw:text-box>
            <text:p><text:span text:style-name="T1">move to child</text:span></text:p>
          </draw:text-box>
        </draw:frame>
        <draw:custom-shape draw:style-name="gr2" draw:text-style-name="P1" draw:layer="layout" svg:width="1.5cm" svg:height="1.5cm" svg:x="7.669cm" svg:y="18.15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" draw:text-style-name="P1" xml:id="id52" draw:id="id52" draw:layer="layout" svg:width="1.5cm" svg:height="1.5cm" svg:x="5.6cm" svg:y="6.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1cm" svg:y1="7.3cm" svg:x2="14.302cm" svg:y2="7.302cm" draw:start-shape="id52" draw:start-glue-point="10" draw:end-shape="id53" draw:end-glue-point="6" svg:d="M7100 7300l7202 2" svg:viewBox="0 0 7203 3">
          <text:p/>
        </draw:connector>
        <draw:custom-shape draw:style-name="gr10" draw:text-style-name="P2" draw:layer="layout" svg:width="12.5cm" svg:height="3cm" svg:x="5.3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5.3cm" svg:y="5.6cm">
          <draw:text-box>
            <text:p><text:span text:style-name="T1">Node</text:span></text:p>
          </draw:text-box>
        </draw:frame>
        <draw:custom-shape draw:style-name="gr2" draw:text-style-name="P1" xml:id="id54" draw:id="id54" draw:layer="layout" svg:width="1.5cm" svg:height="1.5cm" svg:x="1.6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12.3cm" svg:x2="6.002cm" svg:y2="12.302cm" draw:start-shape="id54" draw:start-glue-point="10" draw:end-shape="id55" draw:end-glue-point="6" svg:d="M3100 12300l2902 2" svg:viewBox="0 0 2903 3">
          <text:p/>
        </draw:connector>
        <draw:custom-shape draw:style-name="gr2" draw:text-style-name="P1" xml:id="id55" draw:id="id55" draw:layer="layout" svg:width="1.5cm" svg:height="1.5cm" svg:x="6.002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10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.3cm" svg:y="10.6cm">
          <draw:text-box>
            <text:p><text:span text:style-name="T1">Node</text:span></text:p>
          </draw:text-box>
        </draw:frame>
        <draw:custom-shape draw:style-name="gr2" draw:text-style-name="P1" xml:id="id56" draw:id="id56" draw:layer="layout" svg:width="1.5cm" svg:height="1.5cm" svg:x="8.3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8cm" svg:y1="12.3cm" svg:x2="12.702cm" svg:y2="12.302cm" draw:start-shape="id56" draw:start-glue-point="10" draw:end-shape="id57" draw:end-glue-point="6" svg:d="M9800 12300l2902 2" svg:viewBox="0 0 2903 3">
          <text:p/>
        </draw:connector>
        <draw:custom-shape draw:style-name="gr2" draw:text-style-name="P1" xml:id="id57" draw:id="id57" draw:layer="layout" svg:width="1.5cm" svg:height="1.5cm" svg:x="12.702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8cm" svg:y="10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8cm" svg:y="10.6cm">
          <draw:text-box>
            <text:p><text:span text:style-name="T1">Node</text:span></text:p>
          </draw:text-box>
        </draw:frame>
        <draw:connector draw:style-name="gr3" draw:text-style-name="P2" draw:layer="layout" draw:type="line" svg:x1="16.5cm" svg:y1="12.3cm" svg:x2="45.197cm" svg:y2="12.264cm" svg:d="M16500 12300l28697-36" svg:viewBox="0 0 28698 37">
          <text:p/>
        </draw:connector>
        <draw:custom-shape draw:style-name="gr4" draw:text-style-name="P3" xml:id="id58" draw:id="id58" draw:layer="layout" svg:width="1.5cm" svg:height="1.5cm" svg:x="15.402cm" svg:y="11.5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2.5cm" svg:height="3cm" svg:x="27cm" svg:y="18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14.7cm" svg:y="10.6cm">
          <draw:text-box>
            <text:p><text:span text:style-name="T1">Node</text:span></text:p>
          </draw:text-box>
        </draw:frame>
        <draw:line draw:style-name="gr8" draw:text-style-name="P5" draw:layer="layout" svg:x1="4.3cm" svg:y1="10.6cm" svg:x2="6.3cm" svg:y2="8.1cm">
          <text:p/>
        </draw:line>
        <draw:line draw:style-name="gr8" draw:text-style-name="P5" draw:layer="layout" svg:x1="32.25cm" svg:y1="10.5cm" svg:x2="10.55cm" svg:y2="8.1cm">
          <text:p/>
        </draw:line>
        <draw:line draw:style-name="gr8" draw:text-style-name="P5" draw:layer="layout" svg:x1="10.8cm" svg:y1="10.6cm" svg:x2="8.55cm" svg:y2="8.1cm">
          <text:p/>
        </draw:line>
        <draw:custom-shape draw:style-name="gr2" draw:text-style-name="P1" draw:layer="layout" svg:width="1.5cm" svg:height="1.5cm" svg:x="7.503cm" svg:y="2.0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8.3cm" svg:y1="5.6cm" svg:x2="8.3cm" svg:y2="3.6cm">
          <text:p/>
        </draw:line>
        <draw:custom-shape draw:style-name="gr2" draw:text-style-name="P1" xml:id="id63" draw:id="id63" draw:layer="layout" svg:width="1.5cm" svg:height="1.5cm" svg:x="23.903cm" svg:y="11.55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5.3cm" svg:y="1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5.3cm" svg:y="1.2cm">
          <draw:text-box>
            <text:p><text:span text:style-name="T1">Node</text:span></text:p>
          </draw:text-box>
        </draw:frame>
        <draw:custom-shape draw:style-name="gr2" draw:text-style-name="P1" xml:id="id53" draw:id="id53" draw:layer="layout" svg:width="1.5cm" svg:height="1.5cm" svg:x="14.302cm" svg:y="6.5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001cm" svg:y="6.55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svg:x1="16.683cm" svg:y1="11.771cm" svg:x2="15.802cm" svg:y2="7.302cm" draw:start-shape="id58" draw:start-glue-point="11" draw:end-shape="id53" draw:end-glue-point="10" svg:d="M16683 11771c0-2980-293-4469-881-4469" svg:viewBox="0 0 882 4470">
          <text:p/>
        </draw:connector>
        <draw:custom-shape draw:style-name="gr2" draw:text-style-name="P1" xml:id="id65" draw:id="id65" draw:layer="layout" svg:width="1.5cm" svg:height="1.5cm" svg:x="26.204cm" svg:y="11.55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" draw:id="id59" draw:layer="layout" svg:width="1.5cm" svg:height="1.5cm" svg:x="28.505cm" svg:y="11.55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" draw:id="id77" draw:layer="layout" svg:width="1.5cm" svg:height="1.5cm" svg:x="30.806cm" svg:y="11.556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" draw:id="id67" draw:layer="layout" svg:width="1.5cm" svg:height="1.5cm" svg:x="33.007cm" svg:y="11.557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" draw:id="id69" draw:layer="layout" svg:width="1.5cm" svg:height="1.5cm" svg:x="35.308cm" svg:y="11.55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" draw:id="id61" draw:layer="layout" svg:width="1.5cm" svg:height="1.5cm" svg:x="37.609cm" svg:y="11.559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" draw:id="id79" draw:layer="layout" svg:width="1.5cm" svg:height="1.5cm" svg:x="39.91cm" svg:y="11.5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" draw:id="id73" draw:layer="layout" svg:width="1.5cm" svg:height="1.5cm" svg:x="42.211cm" svg:y="11.56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1.5cm" svg:height="1.5cm" svg:x="44.512cm" svg:y="11.56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75cm" svg:height="31.551cm" draw:transform="rotate (1.5707963267949) translate (14.699cm 15.2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7" draw:layer="layout" svg:width="2.05cm" svg:height="1cm" svg:x="29.5cm" svg:y="13.942cm">
          <draw:text-box>
            <text:p text:style-name="P6"><text:span text:style-name="T1">slice</text:span></text:p>
          </draw:text-box>
        </draw:frame>
        <draw:custom-shape draw:style-name="gr2" draw:text-style-name="P1" xml:id="id60" draw:id="id60" draw:layer="layout" svg:width="1.5cm" svg:height="1.5cm" svg:x="28.501cm" svg:y="19.85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" draw:id="id75" draw:layer="layout" svg:width="1.5cm" svg:height="1.5cm" svg:x="21.201cm" svg:y="11.55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1.5cm" svg:height="1.5cm" svg:x="37.602cm" svg:y="19.852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27cm" svg:y="18.8cm">
          <draw:text-box>
            <text:p><text:span text:style-name="T1">Node</text:span></text:p>
          </draw:text-box>
        </draw:frame>
        <draw:custom-shape draw:style-name="gr31" draw:text-style-name="P2" draw:layer="layout" svg:width="5.75cm" svg:height="3cm" svg:x="20.9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1.5cm" svg:height="1.5cm" svg:x="22.401cm" svg:y="27.05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1.5cm" svg:height="1.5cm" svg:x="24.802cm" svg:y="27.05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20.9cm" svg:y="26cm">
          <draw:text-box>
            <text:p><text:span text:style-name="T1">Node</text:span></text:p>
          </draw:text-box>
        </draw:frame>
        <draw:connector draw:style-name="gr32" draw:text-style-name="P2" draw:layer="layout" draw:type="curve" svg:x1="29.255cm" svg:y1="13.055cm" svg:x2="29.251cm" svg:y2="19.851cm" draw:start-shape="id59" draw:start-glue-point="8" draw:end-shape="id60" draw:end-glue-point="4" svg:d="M29255 13055c0 5098-4 1701-4 6796" svg:viewBox="0 0 5 6797">
          <text:p/>
        </draw:connector>
        <draw:custom-shape draw:style-name="gr33" draw:text-style-name="P2" draw:layer="layout" svg:width="31.75cm" svg:height="3cm" svg:x="14.75cm" svg:y="10.6cm">
          <text:p/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curve" svg:x1="38.359cm" svg:y1="13.059cm" svg:x2="38.352cm" svg:y2="19.852cm" draw:start-shape="id61" draw:start-glue-point="8" draw:end-shape="id62" draw:end-glue-point="4" svg:d="M38359 13059c0 5097-7 1701-7 6793" svg:viewBox="0 0 8 6794">
          <text:p/>
        </draw:connector>
        <draw:custom-shape draw:style-name="gr31" draw:text-style-name="P2" draw:layer="layout" svg:width="5.75cm" svg:height="3cm" svg:x="31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1.5cm" svg:height="1.5cm" svg:x="32.501cm" svg:y="27.05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" draw:id="id70" draw:layer="layout" svg:width="1.5cm" svg:height="1.5cm" svg:x="34.902cm" svg:y="27.0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31cm" svg:y="26cm">
          <draw:text-box>
            <text:p><text:span text:style-name="T1">Node</text:span></text:p>
          </draw:text-box>
        </draw:frame>
        <draw:connector draw:style-name="gr32" draw:text-style-name="P2" draw:layer="layout" draw:type="curve" svg:x1="24.653cm" svg:y1="13.053cm" svg:x2="23.151cm" svg:y2="27.051cm" draw:start-shape="id63" draw:start-glue-point="8" draw:end-shape="id64" draw:end-glue-point="4" svg:d="M24653 13053c0 10500-1502 3501-1502 13998" svg:viewBox="0 0 1503 13999">
          <text:p/>
        </draw:connector>
        <draw:connector draw:style-name="gr32" draw:text-style-name="P2" draw:layer="layout" draw:type="curve" svg:x1="26.954cm" svg:y1="13.054cm" svg:x2="25.552cm" svg:y2="27.052cm" draw:start-shape="id65" draw:start-glue-point="8" draw:end-shape="id66" draw:end-glue-point="4" svg:d="M26954 13054c0 10500-1402 3501-1402 13998" svg:viewBox="0 0 1403 13999">
          <text:p/>
        </draw:connector>
        <draw:connector draw:style-name="gr32" draw:text-style-name="P2" draw:layer="layout" draw:type="curve" svg:x1="33.757cm" svg:y1="13.057cm" svg:x2="33.251cm" svg:y2="27.051cm" draw:start-shape="id67" draw:start-glue-point="8" draw:end-shape="id68" draw:end-glue-point="4" svg:d="M33757 13057c0 10497-506 3500-506 13994" svg:viewBox="0 0 507 13995">
          <text:p/>
        </draw:connector>
        <draw:connector draw:style-name="gr32" draw:text-style-name="P2" draw:layer="layout" draw:type="curve" svg:x1="36.058cm" svg:y1="13.058cm" svg:x2="35.652cm" svg:y2="27.052cm" draw:start-shape="id69" draw:start-glue-point="8" draw:end-shape="id70" draw:end-glue-point="4" svg:d="M36058 13058c0 10497-406 3500-406 13994" svg:viewBox="0 0 407 13995">
          <text:p/>
        </draw:connector>
        <draw:custom-shape draw:style-name="gr31" draw:text-style-name="P2" draw:layer="layout" svg:width="5.75cm" svg:height="3cm" svg:x="41.4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4" draw:id="id74" draw:layer="layout" svg:width="1.5cm" svg:height="1.5cm" svg:x="42.901cm" svg:y="27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" draw:id="id72" draw:layer="layout" svg:width="1.5cm" svg:height="1.5cm" svg:x="45.302cm" svg:y="27.05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41.4cm" svg:y="26cm">
          <draw:text-box>
            <text:p><text:span text:style-name="T1">Node</text:span></text:p>
          </draw:text-box>
        </draw:frame>
        <draw:connector draw:style-name="gr32" draw:text-style-name="P2" draw:layer="layout" draw:type="curve" svg:x1="45.262cm" svg:y1="13.062cm" svg:x2="46.052cm" svg:y2="27.052cm" draw:start-shape="id71" draw:start-glue-point="8" draw:end-shape="id72" draw:end-glue-point="4" svg:d="M45262 13062c0 10494 790 3499 790 13990" svg:viewBox="0 0 791 13991">
          <text:p/>
        </draw:connector>
        <draw:connector draw:style-name="gr32" draw:text-style-name="P2" draw:layer="layout" draw:type="curve" svg:x1="42.961cm" svg:y1="13.061cm" svg:x2="43.651cm" svg:y2="27.051cm" draw:start-shape="id73" draw:start-glue-point="8" draw:end-shape="id74" svg:d="M42961 13061c0 10494 690 3499 690 13990" svg:viewBox="0 0 691 13991">
          <text:p/>
        </draw:connector>
        <draw:line draw:style-name="gr8" draw:text-style-name="P5" draw:layer="layout" svg:x1="24cm" svg:y1="26cm" svg:x2="28.75cm" svg:y2="21.75cm">
          <text:p/>
        </draw:line>
        <draw:line draw:style-name="gr8" draw:text-style-name="P5" draw:layer="layout" svg:x1="34cm" svg:y1="26cm" svg:x2="33.75cm" svg:y2="21.75cm">
          <text:p/>
        </draw:line>
        <draw:line draw:style-name="gr8" draw:text-style-name="P5" draw:layer="layout" svg:x1="44.5cm" svg:y1="26cm" svg:x2="37.75cm" svg:y2="21.75cm">
          <text:p/>
        </draw:line>
        <draw:custom-shape draw:style-name="gr34" draw:text-style-name="P2" draw:layer="layout" svg:width="3.35cm" svg:height="3cm" svg:x="19.9cm" svg:y="3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6" draw:id="id76" draw:layer="layout" svg:width="1.5cm" svg:height="1.5cm" svg:x="21.401cm" svg:y="33.85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19.9cm" svg:y="32.8cm">
          <draw:text-box>
            <text:p><text:span text:style-name="T1">Node</text:span></text:p>
          </draw:text-box>
        </draw:frame>
        <draw:custom-shape draw:style-name="gr35" draw:text-style-name="P2" draw:layer="layout" svg:width="2.15cm" svg:height="3cm" svg:x="23.6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23.6cm" svg:y="32.8cm">
          <draw:text-box>
            <text:p><text:span text:style-name="T1">Node</text:span></text:p>
          </draw:text-box>
        </draw:frame>
        <draw:custom-shape draw:style-name="gr36" draw:text-style-name="P2" draw:layer="layout" svg:width="2.1cm" svg:height="3cm" svg:x="26.1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26.1cm" svg:y="32.8cm">
          <draw:text-box>
            <text:p><text:span text:style-name="T1">Node</text:span></text:p>
          </draw:text-box>
        </draw:frame>
        <draw:line draw:style-name="gr8" draw:text-style-name="P5" draw:layer="layout" svg:x1="21.75cm" svg:y1="32.75cm" svg:x2="22.5cm" svg:y2="29cm">
          <text:p/>
        </draw:line>
        <draw:line draw:style-name="gr8" draw:text-style-name="P5" draw:layer="layout" svg:x1="27.25cm" svg:y1="32.75cm" svg:x2="25.124cm" svg:y2="28.998cm">
          <text:p/>
        </draw:line>
        <draw:line draw:style-name="gr8" draw:text-style-name="P5" draw:layer="layout" svg:x1="24.75cm" svg:y1="32.75cm" svg:x2="23.766cm" svg:y2="28.984cm">
          <text:p/>
        </draw:line>
        <draw:custom-shape draw:style-name="gr34" draw:text-style-name="P2" draw:layer="layout" svg:width="3.35cm" svg:height="3cm" svg:x="29.874cm" svg:y="3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8" draw:id="id78" draw:layer="layout" svg:width="1.5cm" svg:height="1.5cm" svg:x="31.375cm" svg:y="33.85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29.874cm" svg:y="32.8cm">
          <draw:text-box>
            <text:p><text:span text:style-name="T1">Node</text:span></text:p>
          </draw:text-box>
        </draw:frame>
        <draw:custom-shape draw:style-name="gr35" draw:text-style-name="P2" draw:layer="layout" svg:width="2.15cm" svg:height="3cm" svg:x="33.574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33.574cm" svg:y="32.8cm">
          <draw:text-box>
            <text:p><text:span text:style-name="T1">Node</text:span></text:p>
          </draw:text-box>
        </draw:frame>
        <draw:custom-shape draw:style-name="gr36" draw:text-style-name="P2" draw:layer="layout" svg:width="2.1cm" svg:height="3cm" svg:x="36.074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36.074cm" svg:y="32.8cm">
          <draw:text-box>
            <text:p><text:span text:style-name="T1">Node</text:span></text:p>
          </draw:text-box>
        </draw:frame>
        <draw:line draw:style-name="gr8" draw:text-style-name="P5" draw:layer="layout" svg:x1="31.5cm" svg:y1="32.75cm" svg:x2="32.332cm" svg:y2="28.993cm">
          <text:p/>
        </draw:line>
        <draw:line draw:style-name="gr8" draw:text-style-name="P5" draw:layer="layout" svg:x1="37.25cm" svg:y1="32.75cm" svg:x2="34.956cm" svg:y2="28.991cm">
          <text:p/>
        </draw:line>
        <draw:line draw:style-name="gr8" draw:text-style-name="P5" draw:layer="layout" svg:x1="34.5cm" svg:y1="32.75cm" svg:x2="33.598cm" svg:y2="28.977cm">
          <text:p/>
        </draw:line>
        <draw:custom-shape draw:style-name="gr34" draw:text-style-name="P2" draw:layer="layout" svg:width="3.35cm" svg:height="3cm" svg:x="40.348cm" svg:y="3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0" draw:id="id80" draw:layer="layout" svg:width="1.5cm" svg:height="1.5cm" svg:x="41.849cm" svg:y="33.851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5cm" svg:height="1cm" svg:x="40.348cm" svg:y="32.8cm">
          <draw:text-box>
            <text:p><text:span text:style-name="T1">Node</text:span></text:p>
          </draw:text-box>
        </draw:frame>
        <draw:custom-shape draw:style-name="gr35" draw:text-style-name="P2" draw:layer="layout" svg:width="2.15cm" svg:height="3cm" svg:x="44.048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44.048cm" svg:y="32.8cm">
          <draw:text-box>
            <text:p><text:span text:style-name="T1">Node</text:span></text:p>
          </draw:text-box>
        </draw:frame>
        <draw:custom-shape draw:style-name="gr36" draw:text-style-name="P2" draw:layer="layout" svg:width="2.1cm" svg:height="3cm" svg:x="46.548cm" svg:y="32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1cm" svg:x="46.548cm" svg:y="32.8cm">
          <draw:text-box>
            <text:p><text:span text:style-name="T1">Node</text:span></text:p>
          </draw:text-box>
        </draw:frame>
        <draw:line draw:style-name="gr8" draw:text-style-name="P5" draw:layer="layout" svg:x1="42.25cm" svg:y1="32.75cm" svg:x2="42.97cm" svg:y2="28.984cm">
          <text:p/>
        </draw:line>
        <draw:line draw:style-name="gr8" draw:text-style-name="P5" draw:layer="layout" svg:x1="47.75cm" svg:y1="32.75cm" svg:x2="45.594cm" svg:y2="28.982cm">
          <text:p/>
        </draw:line>
        <draw:line draw:style-name="gr8" draw:text-style-name="P5" draw:layer="layout" svg:x1="45cm" svg:y1="32.75cm" svg:x2="44.236cm" svg:y2="28.968cm">
          <text:p/>
        </draw:line>
        <draw:connector draw:style-name="gr32" draw:text-style-name="P2" draw:layer="layout" draw:type="curve" draw:line-skew="-1.7cm" svg:x1="21.42cm" svg:y1="12.832cm" svg:x2="21.401cm" svg:y2="34.601cm" draw:start-shape="id75" draw:start-glue-point="7" draw:end-shape="id76" draw:end-glue-point="6" svg:d="M21420 12832c-3708 0-3698 21769-19 21769" svg:viewBox="0 0 2781 21770">
          <text:p/>
        </draw:connector>
        <draw:connector draw:style-name="gr32" draw:text-style-name="P2" draw:layer="layout" draw:type="curve" svg:x1="31.025cm" svg:y1="12.837cm" svg:x2="31.375cm" svg:y2="34.601cm" draw:start-shape="id77" draw:start-glue-point="7" draw:end-shape="id78" draw:end-glue-point="6" svg:d="M31025 12837c-1158 0-1333 21764 350 21764" svg:viewBox="0 0 1242 21765">
          <text:p/>
        </draw:connector>
        <draw:connector draw:style-name="gr32" draw:text-style-name="P2" draw:layer="layout" draw:type="curve" svg:x1="40.129cm" svg:y1="12.841cm" svg:x2="41.849cm" svg:y2="34.601cm" draw:start-shape="id79" draw:start-glue-point="7" draw:end-shape="id80" draw:end-glue-point="6" svg:d="M40129 12841c0 14507 573 21760 1720 21760" svg:viewBox="0 0 1721 21761">
          <text:p/>
        </draw:connector>
        <draw:custom-shape draw:style-name="gr37" draw:text-style-name="P2" draw:layer="layout" svg:width="32.5cm" svg:height="18.25cm" svg:x="18cm" svg:y="1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9" draw:layer="layout" svg:width="3.5cm" svg:height="1.45cm" svg:x="46.05cm" svg:y="18.8cm">
          <draw:text-box>
            <text:p text:style-name="P8"><text:span text:style-name="T2">23Tr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2cm" fo:page-height="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0.4.2$Linux_X86_64 LibreOffice_project/00$Build-2</meta:generator>
    <dc:date>2023-05-04T13:29:08.216519198</dc:date>
    <meta:editing-duration>PT4H11S</meta:editing-duration>
    <meta:editing-cycles>30</meta:editing-cycles>
    <meta:document-statistic meta:object-count="369"/>
  </office:meta>
</office:document-meta>
</file>